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NamingStrategy.getJmxDomai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amingStrategy.sanitize( String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NamingStrategy.getObjectName( Managed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amingStrategy.setJmxDomainName( String jmxDomai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amingStrategy.getId( Managed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